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udiowide" svg:font-family="Audiowide" style:font-family-generic="roman" style:font-pitch="variable"/>
    <style:font-face style:name="Bitter" svg:font-family="Bitter" style:font-family-generic="roman" style:font-pitch="variable"/>
    <style:font-face style:name="Oxygen" svg:font-family="Oxyge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udiowide1" svg:font-family="Audiowide" style:font-family-generic="system" style:font-pitch="variable"/>
    <style:font-face style:name="Bitter1" svg:font-family="Bitter" style:font-family-generic="system" style:font-pitch="variable"/>
    <style:font-face style:name="Linux Libertine G" svg:font-family="'Linux Libertine G'" style:font-family-generic="system" style:font-pitch="variable"/>
    <style:font-face style:name="Oxygen1" svg:font-family="Oxyge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0.4792in" fo:margin-left="0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8.4785in"/>
    </style:style>
    <style:style style:name="Table1.1" style:family="table-row">
      <style:table-row-properties style:min-row-height="0.375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style:min-row-height="4.1354in" fo:keep-together="auto"/>
    </style:style>
    <style:style style:name="Table1.4" style:family="table-row">
      <style:table-row-properties fo:keep-together="auto"/>
    </style:style>
    <style:style style:name="Table1.5" style:family="table-row">
      <style:table-row-properties fo:keep-together="auto"/>
    </style:style>
    <style:style style:name="P1" style:family="paragraph" style:parent-style-name="Standard">
      <style:paragraph-properties fo:line-height="100%"/>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line-height="100%"/>
      <style:text-properties fo:font-size="10pt" style:font-size-asian="10pt" style:font-size-complex="10pt"/>
    </style:style>
    <style:style style:name="P4" style:family="paragraph" style:parent-style-name="Standard">
      <style:paragraph-properties fo:line-height="100%"/>
      <style:text-properties fo:font-size="10pt" fo:background-color="#ff8dc9" style:font-size-asian="10pt" style:font-size-complex="10pt"/>
    </style:style>
    <style:style style:name="P5" style:family="paragraph" style:parent-style-name="Standard">
      <style:paragraph-properties fo:line-height="100%"/>
      <style:text-properties fo:font-size="10pt" fo:font-weight="bold" fo:background-color="#ff8dc9" style:font-size-asian="10pt" style:font-weight-asian="bold" style:font-size-complex="10pt"/>
    </style:style>
    <style:style style:name="P6" style:family="paragraph" style:parent-style-name="Standard">
      <style:paragraph-properties fo:line-height="100%"/>
      <style:text-properties fo:font-size="10pt" fo:font-weight="bold" style:font-size-asian="10pt" style:font-weight-asian="bold" style:font-size-complex="10pt"/>
    </style:style>
    <style:style style:name="P7" style:family="paragraph" style:parent-style-name="Standard">
      <style:paragraph-properties fo:margin-left="0in" fo:margin-right="0in" fo:line-height="100%" fo:text-indent="0in" style:auto-text-indent="false"/>
      <style:text-properties fo:font-size="10pt" style:font-size-asian="10pt" style:font-size-complex="10pt"/>
    </style:style>
    <style:style style:name="P8" style:family="paragraph" style:parent-style-name="Standard">
      <style:paragraph-properties fo:margin-left="0in" fo:margin-right="0in" fo:line-height="100%" fo:text-indent="0in" style:auto-text-indent="false"/>
    </style:style>
    <style:style style:name="P9" style:family="paragraph" style:parent-style-name="Standard">
      <style:paragraph-properties fo:margin-left="0.5in" fo:margin-right="0in" fo:line-height="100%" fo:text-indent="0in" style:auto-text-indent="false"/>
      <style:text-properties fo:font-size="10pt" fo:background-color="#edb4ff" style:font-size-asian="10pt" style:font-size-complex="10pt"/>
    </style:style>
    <style:style style:name="P10" style:family="paragraph" style:parent-style-name="Heading_20_1" style:master-page-name="Standard">
      <style:paragraph-properties fo:margin-top="0in" fo:margin-bottom="0in" loext:contextual-spacing="false" fo:line-height="100%" fo:text-align="center" style:justify-single-word="false" style:page-number="1"/>
    </style:style>
    <style:style style:name="P11" style:family="paragraph" style:parent-style-name="Heading_20_3">
      <style:paragraph-properties fo:margin-top="0in" fo:margin-bottom="0in" loext:contextual-spacing="false" fo:line-height="100%" fo:text-align="start" style:justify-single-word="false"/>
    </style:style>
    <style:style style:name="P12" style:family="paragraph" style:parent-style-name="Heading_20_2">
      <style:paragraph-properties fo:margin-top="0in" fo:margin-bottom="0.0693in" loext:contextual-spacing="false" fo:line-height="100%"/>
    </style:style>
    <style:style style:name="T1" style:family="text">
      <style:text-properties fo:font-size="10pt" fo:font-weight="bold" style:font-size-asian="10pt" style:font-weight-asian="bold" style:font-size-complex="10pt"/>
    </style:style>
    <style:style style:name="T2" style:family="text">
      <style:text-properties fo:font-size="10pt" fo:font-weight="bold" style:font-size-asian="10pt" style:font-weight-asian="bold" style:font-size-complex="10pt" fo:background-color="#ffff00"/>
    </style:style>
    <style:style style:name="T3" style:family="text">
      <style:text-properties fo:font-size="10pt" fo:font-weight="bold" style:font-size-asian="10pt" style:font-weight-asian="bold" style:font-size-complex="10pt" fo:background-color="#00ff00"/>
    </style:style>
    <style:style style:name="T4" style:family="text">
      <style:text-properties fo:font-size="10pt" fo:font-weight="bold" fo:background-color="#ff8dc9" loext:char-shading-value="0" style:font-size-asian="10pt" style:font-weight-asian="bold" style:font-size-complex="10pt"/>
    </style:style>
    <style:style style:name="T5" style:family="text">
      <style:text-properties fo:font-size="10pt" style:font-size-asian="10pt" style:font-size-complex="10pt"/>
    </style:style>
    <style:style style:name="T6" style:family="text">
      <style:text-properties fo:font-size="10pt" style:font-size-asian="10pt" style:font-size-complex="10pt" fo:background-color="#ffff00"/>
    </style:style>
    <style:style style:name="T7" style:family="text">
      <style:text-properties fo:font-size="10pt" style:font-size-asian="10pt" style:font-size-complex="10pt" fo:background-color="#00ff00"/>
    </style:style>
    <style:style style:name="T8" style:family="text">
      <style:text-properties fo:font-size="10pt" fo:background-color="#ff8dc9" loext:char-shading-value="0" style:font-size-asian="10pt" style:font-size-complex="10pt"/>
    </style:style>
    <style:style style:name="T9" style:family="text">
      <style:text-properties fo:font-weight="normal" style:font-weight-asian="normal"/>
    </style:style>
    <style:style style:name="T10" style:family="text">
      <style:text-properties fo:font-weight="normal" style:font-weight-asian="normal" fo:background-color="#ffff00"/>
    </style:style>
    <style:style style:name="T11" style:family="text">
      <style:text-properties fo:font-weight="normal" style:font-weight-asian="normal" fo:background-color="#00ff00"/>
    </style:style>
    <style:style style:name="T12" style:family="text">
      <style:text-properties fo:font-weight="normal" fo:background-color="#ff8dc9" loext:char-shading-value="0" style:font-weight-asian="normal"/>
    </style:style>
    <style:style style:name="T13" style:family="text">
      <style:text-properties fo:color="#ff0000" style:text-line-through-style="solid" style:text-line-through-type="single"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6j4jky5zngot"/>Attori e descrizioni brevi UC</text:p>
      <text:p text:style-name="P12"><text:bookmark text:name="_u79hm4jlmh6a"/>Attori</text:p>
      <text:p text:style-name="Standard"><text:span text:style-name="T1">Attori principali: </text:span><text:span text:style-name="T5">Personale di sala, Cuochi, Chef, Organizzatore</text:span></text:p>
      <text:p text:style-name="Standard"><text:span text:style-name="T1">Attori di supporto: </text:span><text:span text:style-name="T5">nessuno</text:span></text:p>
      <text:p text:style-name="Standard"><text:span text:style-name="T1">Attori fuori scena: </text:span><text:span text:style-name="T5">Clienti, Proprietario</text:span></text:p>
      <text:p text:style-name="P12"><text:bookmark text:name="_pqtqkj3ewawj"/>Descrizioni brevi degli UC</text:p>
      <table:table table:name="Table1" table:style-name="Table1">
        <table:table-column table:style-name="Table1.A"/>
        <table:table-column table:style-name="Table1.B"/>
        <table:table-row table:style-name="Table1.1">
          <table:table-cell table:style-name="Table1.A1" office:value-type="string">
            <text:p text:style-name="P11"><text:bookmark text:name="_m90nmjxheola"/>Attore</text:p>
          </table:table-cell>
          <table:table-cell table:style-name="Table1.A1" office:value-type="string">
            <text:p text:style-name="P11"><text:bookmark text:name="_qhthn51vo5ve"/>Descrizioni brevi UC <text:span text:style-name="T10"><text:s/>sviluppato da noi insegnanti</text:span><text:span text:style-name="T9">, </text:span><text:span text:style-name="T11">in classe dagli studenti</text:span><text:span text:style-name="T9">, </text:span><text:span text:style-name="T12">per l’esame</text:span></text:p>
          </table:table-cell>
        </table:table-row>
        <table:table-row table:style-name="Table1.2">
          <table:table-cell table:style-name="Table1.A1" office:value-type="string">
            <text:p text:style-name="P1"><text:span text:style-name="T5">Organizzatore</text:span></text:p>
          </table:table-cell>
          <table:table-cell table:style-name="Table1.A1" office:value-type="string">
            <text:p text:style-name="P1"><text:span text:style-name="T1">GESTIRE IL PERSONALE</text:span></text:p>
            <text:p text:style-name="P1"><text:span text:style-name="T5">Gestire il personale significa inserire i dati dei lavoratori e eventualmente modificarli/eliminarli</text:span></text:p>
            <text:p text:style-name="P3"/>
            <text:p text:style-name="P1"><text:span text:style-name="T4">GESTIRE I TURNI</text:span></text:p>
            <text:p text:style-name="P4"/>
            <text:p text:style-name="P1"><text:span text:style-name="T8">Gestire i turni significa <text:s/>strutturare in turni di lavoro le attività della cucina (turni preparatori) e del servizio di catering <text:s/>(turni di servizio) con orari precisi e eventualmente modificarli/eliminarli. Nel caso dei turni preparatori si può decidere di creare raggruppamenti mentre nel caso di turni di servizio si può derivare l’orario <text:s/>e il luogo del turno dalle informazioni corrispondenti sul servizio, potendo però specificare un tempo aggiuntivo (prima e dopo) rispetto alla durata del servizio di riferimento.</text:span></text:p>
            <text:p text:style-name="P5"/>
            <text:p text:style-name="P1"><text:span text:style-name="T1">GESTIRE GLI EVENTI</text:span></text:p>
            <text:p text:style-name="P1"><text:span text:style-name="T5">Gestire eventi significa creare le schede riepilogative degli eventi in carico, assegnare a ciascun evento uno chef e richiedere il personale specificando un ruolo per ciascun membro. Si potrà dire quando l’evento è terminato, e dovrà essere possibile annullare e/o eliminare (a certe condizioni) un evento già creato. L’organizzazione prevede inoltre di approvare i menù proposti dallo chef eventualmente proponendo modifiche.</text:span></text:p>
            <text:p text:style-name="P7"/>
            <text:p text:style-name="P8"><text:span text:style-name="T1">SUPERVISIONARE LA CUCINA</text:span></text:p>
            <text:p text:style-name="P8"><text:span text:style-name="T5">L’organizzatore deve poter vedere lo stato dei lavori di preparazione in cucina (al pari dello chef)</text:span></text:p>
          </table:table-cell>
        </table:table-row>
        <table:table-row table:style-name="Table1.3">
          <table:table-cell table:style-name="Table1.A1" office:value-type="string">
            <text:p text:style-name="P1"><text:span text:style-name="T5">Chef</text:span></text:p>
          </table:table-cell>
          <table:table-cell table:style-name="Table1.A1" office:value-type="string">
            <text:p text:style-name="P1"><text:span text:style-name="T1">GESTIRE LE RICETTE</text:span></text:p>
            <text:p text:style-name="P1"><text:span text:style-name="T5">Gestire le ricette significa inserire/modificare una ricetta o preparazione nel ricettario (associare tag, dare informazioni sulle tempistiche, specificare gli ingredienti, specificare la dose degli ingredienti, specificare le porzioni o quantità del prodotto risultante, inserire una sequenza di istruzioni. Si potranno eliminare una ricette o preparazioni e crearne una copia.</text:span></text:p>
            <text:p text:style-name="P8"><text:span text:style-name="T5">Si potrà inoltre estrapolare una parte di una ricetta in una preparazione.</text:span></text:p>
            <text:p text:style-name="P3"/>
            <text:p text:style-name="P1"><text:span text:style-name="T2">GESTIRE I MENU</text:span></text:p>
            <text:p text:style-name="P1"><text:span text:style-name="T6">Gestire i menù significa principalmente creare o modificare i menù che verranno usati per gli eventi. Lo chef potrà inoltre eliminare un proprio menù non in uso e creare una copia di un menù esistente.</text:span></text:p>
            <text:p text:style-name="P3"/>
            <text:p text:style-name="P1"><text:span text:style-name="T1">INDIVIDUARE I MENÙ DI UN EVENTO</text:span></text:p>
            <text:p text:style-name="P1"><text:span text:style-name="T5">Lo chef sceglie quale o quali menù <text:s/>utilizzare in un evento che gli è stato assegnato.</text:span></text:p>
            <text:p text:style-name="P1"><text:span text:style-name="T5">Potrà anche accettare o rifiutare proposte di modifiche a tali menù provenienti dall’organizzatore.</text:span></text:p>
            <text:p text:style-name="P3"/>
            <text:p text:style-name="P1"><text:span text:style-name="T3">GESTIRE I COMPITI DELLA CUCINA</text:span></text:p>
            <text:p text:style-name="P1"><text:span text:style-name="T7">Lo chef deve poter assegnare i compiti ai cuochi disponibili in un dato turno di cucina, nel contesto della preparazione dei menù per un evento. Dovrà anche dare una stima del tempo che ciascuna attività richiede, in modo che sia chiaro se un cuoco può ricevere nuovi compiti o meno. Infine dovrà valutare se le attività che sono state assegnate in cucina “saturano” l’utilizzo della cucina, in tal caso dovrà segnalare che nessuno può più aggiungere compiti in quel turno.</text:span></text:p>
            <text:p text:style-name="P9"/>
            <text:p text:style-name="P7"/>
            <text:p text:style-name="P1"><text:span text:style-name="T1">SUPERVISIONARE LA CUCINA</text:span></text:p>
            <text:p text:style-name="P1"><text:span text:style-name="T5">Lo chef deve poter vedere lo stato dei lavori di preparazione in cucina.</text:span></text:p>
          </table:table-cell>
        </table:table-row>
        <table:table-row table:style-name="Table1.4">
          <table:table-cell table:style-name="Table1.A1" office:value-type="string">
            <text:p text:style-name="P1"><text:span text:style-name="T5">Cuoco</text:span></text:p>
          </table:table-cell>
          <table:table-cell table:style-name="Table1.A1" office:value-type="string">
            <text:p text:style-name="P8"><text:span text:style-name="T4">INDICARE LE PROPRIE DISPONIBILITÀ</text:span></text:p>
            <text:p text:style-name="P8"><text:span text:style-name="T8">Significa contrassegnare i turni di servizio o di cucina (fra quelli specificati dagli organizzatori) in cui si è disponibili ad essere chiamati per un lavoro.</text:span></text:p>
            <text:p text:style-name="P7"/>
            <text:p text:style-name="P8"><text:span text:style-name="T1">COMUNICARE LO STATO DELLE PROPRIE ATTIVITÀ</text:span></text:p>
            <text:p text:style-name="P1"><text:span text:style-name="T5">Il cuoco indica come completati i compiti (fra quelli che che gli sono stati assegnati) che ha terminato di svolgere</text:span></text:p>
            <text:p text:style-name="P6"/>
            <text:p text:style-name="P1"><text:span text:style-name="T1">GESTIRE RICETTE</text:span></text:p>
            <text:p text:style-name="P1"><text:span text:style-name="T5">Gestire le ricette significa inserire/modificare una ricetta o preparazione nel ricettario (associare tag, dare informazioni sulle tempistiche, specificare gli ingredienti, specificare la dose degli ingredienti, specificare le porzioni o quantità del prodotto risultante, inserire una sequenza di istruzioni. Si potranno eliminare una ricette o preparazioni e crearne una copia.</text:span></text:p>
            <text:p text:style-name="P1"><text:span text:style-name="T5">Si potrà inoltre estrapolare una parte di una ricetta in una preparazione.</text:span></text:p>
          </table:table-cell>
        </table:table-row>
        <table:table-row table:style-name="Table1.5">
          <table:table-cell table:style-name="Table1.A1" office:value-type="string">
            <text:p text:style-name="P2"><text:span text:style-name="T5">Personale di servizio</text:span></text:p>
          </table:table-cell>
          <table:table-cell table:style-name="Table1.A1" office:value-type="string">
            <text:p text:style-name="P1"><text:span text:style-name="T4">INDICARE LE PROPRIE DISPONIBILITÀ</text:span></text:p>
            <text:p text:style-name="P1"><text:span text:style-name="T8">Significa contrassegnare i turni di servizio (fra quelli specificati dagli organizzatori) in cui si è disponibili ad essere chiamati per un lavoro.</text:span></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udiowide" svg:font-family="Audiowide" style:font-family-generic="roman" style:font-pitch="variable"/>
    <style:font-face style:name="Bitter" svg:font-family="Bitter" style:font-family-generic="roman" style:font-pitch="variable"/>
    <style:font-face style:name="Oxygen" svg:font-family="Oxyge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udiowide1" svg:font-family="Audiowide" style:font-family-generic="system" style:font-pitch="variable"/>
    <style:font-face style:name="Bitter1" svg:font-family="Bitter" style:font-family-generic="system" style:font-pitch="variable"/>
    <style:font-face style:name="Linux Libertine G" svg:font-family="'Linux Libertine G'" style:font-family-generic="system" style:font-pitch="variable"/>
    <style:font-face style:name="Oxygen1" svg:font-family="Oxyge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xygen" fo:font-size="12pt" fo:language="it" fo:country="none" style:letter-kerning="false" style:font-name-asian="Oxygen1" style:font-size-asian="12pt" style:language-asian="zh" style:country-asian="CN" style:font-name-complex="Oxygen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xygen" fo:font-size="12pt" fo:language="it" fo:country="none" style:letter-kerning="false" style:font-name-asian="Oxygen1" style:font-size-asian="12pt" style:language-asian="zh" style:country-asian="CN" style:font-name-complex="Oxyge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139in" loext:contextual-spacing="false" fo:line-height="100%" fo:keep-together="always" fo:keep-with-next="always"/>
      <style:text-properties fo:color="#00615e" style:font-name="Bitter" fo:font-family="Bitter" style:font-family-generic="roman" style:font-pitch="variable" fo:font-size="24pt" fo:font-weight="bold" style:font-name-asian="Bitter1" style:font-family-asian="Bitter" style:font-family-generic-asian="system" style:font-pitch-asian="variable" style:font-size-asian="24pt" style:font-weight-asian="bold" style:font-name-complex="Bitter1" style:font-family-complex="Bitter"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139in" fo:margin-bottom="0.0693in" loext:contextual-spacing="false" fo:line-height="100%" fo:text-align="start" style:justify-single-word="false" fo:keep-together="always" fo:keep-with-next="always"/>
      <style:text-properties fo:color="#354d51" style:font-name="Bitter" fo:font-family="Bitter" style:font-family-generic="roman" style:font-pitch="variable" fo:font-size="18pt" fo:font-weight="bold" style:font-name-asian="Bitter1" style:font-family-asian="Bitter" style:font-family-generic-asian="system" style:font-pitch-asian="variable" style:font-size-asian="18pt" style:font-weight-asian="bold" style:font-name-complex="Bitter1" style:font-family-complex="Bitter"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139in" fo:margin-bottom="0.0693in" loext:contextual-spacing="false" fo:line-height="100%" fo:keep-together="always" fo:keep-with-next="always"/>
      <style:text-properties fo:color="#0c3635" style:font-name="Bitter" fo:font-family="Bitter" style:font-family-generic="roman" style:font-pitch="variable" fo:font-size="14pt" fo:font-weight="bold" style:font-name-asian="Bitter1" style:font-family-asian="Bitter" style:font-family-generic-asian="system" style:font-pitch-asian="variable" style:font-size-asian="14pt" style:font-weight-asian="bold" style:font-name-complex="Bitter1" style:font-family-complex="Bitter"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4165in" loext:contextual-spacing="false" fo:line-height="100%" fo:text-align="center" style:justify-single-word="false" fo:keep-together="always" fo:keep-with-next="always"/>
      <style:text-properties fo:color="#009a96" style:font-name="Audiowide" fo:font-family="Audiowide" style:font-family-generic="roman" style:font-pitch="variable" fo:font-size="36pt" style:font-name-asian="Audiowide1" style:font-family-asian="Audiowide" style:font-family-generic-asian="system" style:font-pitch-asian="variable" style:font-size-asian="36pt" style:font-name-complex="Audiowide1" style:font-family-complex="Audiowide"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681in" style:num-format="1" style:print-orientation="landscape" fo:margin-top="0.3929in" fo:margin-bottom="0.3929in" fo:margin-left="0.3929in" fo:margin-right="0.3929in" fo:background-color="#ffffff" style:writing-mode="lr-tb" style:layout-grid-color="#c0c0c0" style:layout-grid-lines="190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 meta:paragraph-count="41" meta:word-count="607" meta:character-count="4055" meta:non-whitespace-character-count="3484"/>
    <meta:generator>LibreOfficeDev/6.0.5.2$Linux_X86_64 LibreOffice_project/</meta:generator>
  </office:meta>
</office:document-meta>
</file>